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P3" style:family="paragraph" style:parent-style-name="Header" style:list-style-name="WWNum42">
      <style:paragraph-properties fo:margin-left="1.905cm" fo:margin-right="-1.748cm" fo:margin-top="0cm" fo:margin-bottom="0cm" style:contextual-spacing="false" fo:text-align="start" style:justify-single-word="false" fo:orphans="2" fo:widows="2" fo:text-indent="-1.27cm" style:auto-text-indent="false"/>
      <style:text-properties style:font-name="Calibri" fo:language="gl" fo:country="ES" style:font-name-asian="Calibri1" style:language-asian="en" style:country-asian="US" style:font-name-complex="F" style:language-complex="ar" style:country-complex="SA"/>
    </style:style>
    <style:style style:name="P4" style:family="paragraph" style:parent-style-name="tx1" style:list-style-name="WWNum40">
      <style:paragraph-properties fo:margin-left="0.751cm" fo:margin-right="0cm" fo:text-indent="-0.635cm" style:auto-text-indent="false"/>
    </style:style>
    <style:style style:name="P5" style:family="paragraph" style:parent-style-name="tx1">
      <style:paragraph-properties fo:margin-left="1.27cm" fo:margin-right="0cm" fo:text-indent="0cm" style:auto-text-indent="false"/>
    </style:style>
    <style:style style:name="P6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7" style:family="paragraph" style:parent-style-name="tx1">
      <style:paragraph-properties fo:margin-left="0cm" fo:margin-right="0cm" fo:text-indent="0cm" style:auto-text-indent="false"/>
    </style:style>
    <style:style style:name="T1" style:family="text">
      <style:text-properties style:font-name="Alef" style:font-name-complex="Alef1"/>
    </style:style>
    <style:style style:name="T2" style:family="text">
      <style:text-properties style:font-name="Alef" officeooo:rsid="000979e5" style:font-name-complex="Alef1"/>
    </style:style>
    <style:style style:name="T3" style:family="text">
      <style:text-properties style:font-name="Alef" fo:font-weight="bold" style:font-weight-asian="bold" style:font-name-complex="Alef1" style:font-weight-complex="bold"/>
    </style:style>
    <style:style style:name="T4" style:family="text">
      <style:text-properties fo:color="#ffffff" loext:opacity="100%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1659092" text:style-name="WWNum40">
        <text:list-item>
          <text:p text:style-name="P4"><text:span text:style-name="T1">Crea coa aplicación pseInt o pseudocódigo dun programa que cumpra as seguintes premisas: </text:span></text:p>
        </text:list-item>
      </text:list>
      <text:p text:style-name="P5"><text:span text:style-name="T1">Xerar un numero aleatorio menor que 10 (pseInt dispón da función </text:span><text:span text:style-name="T3">AZAR(max).</text:span></text:p>
      <text:p text:style-name="P5"><text:span text:style-name="T1">Se o número e maior </text:span><text:span text:style-name="T2">ou igual </text:span><text:span text:style-name="T1">que 3, deberá repetir ese número de veces a palabra “Hola”. </text:span></text:p>
      <text:p text:style-name="P5"><text:span text:style-name="T1">En caso contrario escribirá a frase “O número é menor a 3", neste caso debe comprobar, e indicalo, se é o número 2. </text:span></text:p>
      <text:p text:style-name="P6"/>
      <text:list xml:id="list95821312927052" text:continue-numbering="true" text:style-name="WWNum40">
        <text:list-item>
          <text:p text:style-name="P4"><text:span text:style-name="T1">Realiza o grafo de fluxo do código creado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ác." style:auto-update="true" style:default-outline-level="1" style:list-style-name="WWNum6" style:class="text">
      <style:paragraph-properties fo:margin-top="0.635cm" fo:margin-bottom="0.635cm" style:contextual-spacing="false" fo:text-align="justify" style:justify-single-word="false" fo:keep-together="always" fo:hyphenation-ladder-count="no-limit" fo:keep-with-next="always"/>
      <style:text-properties style:font-name="Calibri" fo:font-family="Calibri" style:font-family-generic="roman" style:font-pitch="variable" fo:font-size="18pt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loext:linked-style-name="Título_20_3_20_Carác.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1" style:family="paragraph" style:next-style-name="tx1" style:list-style-name="WWNum5">
      <style:paragraph-properties fo:margin-top="0.564cm" fo:margin-bottom="0.318cm" style:contextual-spacing="false" fo:line-height="100%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4472c4" style:writing-mode="lr-tb"/>
      <style:text-properties fo:color="#4472c4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 fo:hyphenate="false" fo:hyphenation-remain-char-count="2" fo:hyphenation-push-char-count="2" loext:hyphenation-no-caps="false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line-height="100%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n2" style:family="paragraph" style:next-style-name="tx1" style:list-style-name="WWNum8">
      <style:paragraph-properties fo:margin-top="0.706cm" fo:margin-bottom="0.318cm" style:contextual-spacing="false" fo:line-height="100%" fo:text-align="start" style:justify-single-word="false" fo:orphans="2" fo:widows="2" style:writing-mode="lr-tb">
        <style:tab-stops>
          <style:tab-stop style:position="1.6cm"/>
        </style:tab-stops>
      </style:paragraph-properties>
      <style:text-properties fo:color="#ffc000" loext:opacity="100%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3" style:family="paragraph" style:next-style-name="tx1" style:list-style-name="WWNum2" style:list-level="3">
      <style:paragraph-properties fo:margin-top="0.706cm" fo:margin-bottom="0.318cm" style:contextual-spacing="false" fo:line-height="100%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1" style:family="paragraph" loext:linked-style-name="p1_20_Car" style:list-style-name="WWNum1">
      <style:paragraph-properties fo:margin-top="0.212cm" fo:margin-bottom="0.106cm" style:contextual-spacing="false" fo:line-height="100%" fo:text-align="justify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n4" style:family="paragraph" style:next-style-name="tx1" style:list-style-name="WWNum2" style:list-level="4">
      <style:paragraph-properties fo:margin-top="0.706cm" fo:margin-bottom="0.212cm" style:contextual-spacing="false" fo:line-height="100%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2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p2" style:family="paragraph" loext:linked-style-name="p2_20_Car_20_Car" style:default-outline-level="2" style:list-style-name="WWNum7">
      <style:paragraph-properties fo:margin-top="0.106cm" fo:margin-bottom="0.106cm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" style:display-name="(paréntesis)" style:family="paragraph" style:parent-style-name="Standard" style:next-style-name="tx1" loext:linked-style-name="_28_paréntesis_29__20_Car">
      <style:text-properties fo:color="#767171" loext:opacity="100%"/>
    </style:style>
    <style:style style:name="sp1" style:family="paragraph" style:parent-style-name="Standard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size="16pt" style:text-underline-style="none" style:font-size-asian="16pt" style:language-asian="es" style:country-asian="ES" style:font-weight-complex="normal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ác." style:display-name="Título 1 Carác." style:family="text" style:parent-style-name="Default_20_Paragraph_20_Font">
      <style:text-properties style:font-name="Calibri" fo:font-family="Calibri" style:font-family-generic="roman" style:font-pitch="variable" fo:font-size="18pt" fo:language="es" fo:country="ES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_20_Car" style:display-name="(paréntesis) Car" style:family="text" loext:linked-style-name="_28_paréntesis_29_">
      <style:text-properties fo:color="#767171" loext:opacity="100%"/>
    </style:style>
    <style:style style:name="Título_20_2_20_Carác." style:display-name="Título 2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ác." style:display-name="Título 3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gl" fo:country="E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ffc000" loext:opacity="100%" fo:font-style="normal" fo:font-weight="bold" style:font-style-asian="normal" style:font-weight-asian="bold"/>
    </style:style>
    <style:style style:name="ListLabel_20_11" style:display-name="ListLabel 1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c00000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fo:color="#ffc000" loext:opacity="100%" style:text-line-through-style="none" style:text-line-through-type="none" style:text-position="0% 100%" fo:font-style="normal" fo:font-weight="bold" style:font-style-asian="normal" style:font-weight-asian="bold" text:display="tru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use-window-font-color="true" loext:opacity="0%" fo:font-size="12pt" style:font-size-asian="12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2pt" fo:font-style="normal" fo:font-weight="normal" style:font-size-asian="12pt" style:font-style-asian="normal" style:font-weight-asian="normal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2pt" fo:font-style="normal" fo:font-weight="normal" style:font-size-asian="12pt" style:font-style-asian="normal" style:font-weight-asian="normal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fo:font-variant="normal" fo:text-transform="none" fo:color="#ffc000" loext:opacity="100%" style:text-line-through-style="none" style:text-line-through-type="none" style:text-position="0% 100%" fo:font-style="normal" fo:font-weight="bold" style:font-style-asian="normal" style:font-weight-asian="bold" text:display="true"/>
    </style:style>
    <style:style style:name="ListLabel_20_93" style:display-name="ListLabel 93" style:family="text">
      <style:text-properties fo:font-variant="normal" fo:text-transform="none" fo:color="#ffc000" loext:opacity="100%" style:text-line-through-style="none" style:text-line-through-type="none" style:text-position="0% 100%" fo:font-style="normal" fo:font-weight="bold" style:font-style-asian="normal" style:font-weight-asian="bold" text:display="true"/>
    </style:style>
    <style:style style:name="ListLabel_20_94" style:display-name="ListLabel 94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fo:font-size="12pt" fo:font-style="normal" fo:font-weight="normal" style:font-size-asian="12pt" style:font-style-asian="normal" style:font-weight-asian="normal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1" style:display-name="ListLabel 131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2" style:display-name="ListLabel 132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3" style:display-name="ListLabel 133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4" style:display-name="ListLabel 134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5" style:display-name="ListLabel 135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6" style:display-name="ListLabel 136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7" style:display-name="ListLabel 137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8" style:display-name="ListLabel 138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139" style:display-name="ListLabel 139" style:family="text">
      <style:text-properties fo:font-size="12pt" fo:font-style="normal" fo:font-weight="normal" style:font-size-asian="12pt" style:font-style-asian="normal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2" style:display-name="ListLabel 212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3" style:display-name="ListLabel 213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4" style:display-name="ListLabel 214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5" style:display-name="ListLabel 215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6" style:display-name="ListLabel 216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7" style:display-name="ListLabel 217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8" style:display-name="ListLabel 218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19" style:display-name="ListLabel 219" style:family="text">
      <style:text-properties fo:color="#cacaca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cm" loext:border="none" loext:shadow="none"/>
    </style:style>
    <style:style style:name="ListLabel_20_220" style:display-name="ListLabel 220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48" style:display-name="ListLabel 248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49" style:display-name="ListLabel 249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0" style:display-name="ListLabel 250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1" style:display-name="ListLabel 251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2" style:display-name="ListLabel 252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3" style:display-name="ListLabel 253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4" style:display-name="ListLabel 254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5" style:display-name="ListLabel 255" style:family="text">
      <style:text-properties fo:color="#cacaca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56" style:display-name="ListLabel 256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text:display="true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>
      <style:text-properties fo:font-variant="normal" fo:text-transform="none" fo:color="#ed7d31" loext:opacity="100%" style:text-line-through-style="none" style:text-line-through-type="none" style:text-position="0% 100%" fo:font-size="12pt" style:font-size-asian="12pt" text:display="true"/>
    </style:style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>
      <style:text-properties fo:font-size="12pt" style:font-size-asian="12pt" style:font-size-complex="10pt"/>
    </style:style>
    <style:style style:name="ListLabel_20_329" style:display-name="ListLabel 329" style:family="text">
      <style:text-properties fo:font-variant="normal" fo:text-transform="none" fo:color="#808080" loext:opacity="100%" style:text-line-through-style="none" style:text-line-through-type="none" style:text-position="0% 100%" fo:font-size="10pt" style:font-size-asian="10pt" text:display="tru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4cm"/>
        </style:list-level-properties>
      </text:list-level-style-number>
      <text:list-level-style-number text:level="2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0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margin-left="1.37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margin-left="2.24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fo:margin-left="3.51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margin-left="4.78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margin-left="6.05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fo:margin-left="7.32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margin-left="8.59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margin-left="9.8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fo:margin-left="11.132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49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11" loext:num-list-format="●" style:num-suffix="●" text:bullet-char="●">
        <style:list-level-properties text:list-level-position-and-space-mode="label-alignment">
          <style:list-level-label-alignment text:label-followed-by="listtab" fo:margin-left="1.37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margin-left="2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fo:margin-left="3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margin-left="4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margin-left="6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fo:margin-left="7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217" loext:num-list-format="•" style:num-suffix="•" text:bullet-char="•">
        <style:list-level-properties text:list-level-position-and-space-mode="label-alignment">
          <style:list-level-label-alignment text:label-followed-by="listtab" fo:margin-left="8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margin-left="9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fo:margin-left="11.16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239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242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47" loext:num-list-format="●" style:num-suffix="●" text:bullet-char="●">
        <style:list-level-properties text:list-level-position-and-space-mode="label-alignment">
          <style:list-level-label-alignment text:label-followed-by="listtab" fo:margin-left="0.90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margin-left="1.91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fo:margin-left="3.1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250" loext:num-list-format="•" style:num-suffix="•" text:bullet-char="•">
        <style:list-level-properties text:list-level-position-and-space-mode="label-alignment">
          <style:list-level-label-alignment text:label-followed-by="listtab" fo:margin-left="4.45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margin-left="5.72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fo:margin-left="6.99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253" loext:num-list-format="•" style:num-suffix="•" text:bullet-char="•">
        <style:list-level-properties text:list-level-position-and-space-mode="label-alignment">
          <style:list-level-label-alignment text:label-followed-by="listtab" fo:margin-left="8.26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margin-left="9.53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255" loext:num-list-format="▪" style:num-suffix="▪" text:bullet-char="▪">
        <style:list-level-properties text:list-level-position-and-space-mode="label-alignment">
          <style:list-level-label-alignment text:label-followed-by="listtab" fo:margin-left="10.809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"/>
      </text:list-level-style-bullet>
      <text:list-level-style-bullet text:level="2" text:style-name="ListLabel_20_257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"/>
      </text:list-level-style-bullet>
      <text:list-level-style-bullet text:level="4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"/>
      </text:list-level-style-bullet>
      <text:list-level-style-bullet text:level="5" text:style-name="ListLabel_20_260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"/>
      </text:list-level-style-bullet>
      <text:list-level-style-bullet text:level="7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"/>
      </text:list-level-style-bullet>
      <text:list-level-style-bullet text:level="8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10" loext:num-list-format="%1%." style:num-suffix="." style:num-format="1">
        <style:list-level-properties text:list-level-position-and-space-mode="label-alignment">
          <style:list-level-label-alignment text:label-followed-by="listtab" fo:text-indent="-1.312cm" fo:margin-left="1.312cm"/>
        </style:list-level-properties>
      </text:list-level-style-number>
      <text:list-level-style-number text:level="2" text:style-name="ListLabel_20_311" loext:num-list-format="%1%.%2%-" style:num-suffix="-" style:num-format="1" text:display-levels="2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3" text:style-name="ListLabel_20_312" loext:num-list-format="%1%.%2%-%3%." style:num-suffix="." style:num-format="1" text:display-levels="3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4" text:style-name="ListLabel_20_313" loext:num-list-format="%1%.%2%-%3%.%4%." style:num-suffix="." style:num-format="1" text:display-levels="4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5" text:style-name="ListLabel_20_314" loext:num-list-format="%1%.%2%-%3%.%4%.%5%." style:num-suffix="." style:num-format="1" text:display-levels="5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6" text:style-name="ListLabel_20_315" loext:num-list-format="%1%.%2%-%3%.%4%.%5%.%6%." style:num-suffix="." style:num-format="1" text:display-levels="6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7" text:style-name="ListLabel_20_316" loext:num-list-format="%1%.%2%-%3%.%4%.%5%.%6%.%7%." style:num-suffix="." style:num-format="1" text:display-levels="7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ListLabel_20_317" loext:num-list-format="%1%.%2%-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ListLabel_20_318" loext:num-list-format="%1%.%2%-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19" loext:num-list-format="%1%-" style:num-suffix="-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3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37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3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46" loext:num-list-format="%1%-" style:num-suffix="-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3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20.996cm" fo:margin-left="-2.242cm" fo:margin-top="0cm" fo:margin-bottom="0cm" table:align="left" style:writing-mode="lr-tb"/>
    </style:style>
    <style:style style:name="Tabla1.A" style:family="table-column">
      <style:table-column-properties style:column-width="20.996cm"/>
    </style:style>
    <style:style style:name="Tabla1.1" style:family="table-row">
      <style:table-row-properties style:min-row-height="1.734cm" fo:keep-together="auto"/>
    </style:style>
    <style:style style:name="Tabla1.A1" style:family="table-cell">
      <style:table-cell-properties style:vertical-align="middle" fo:background-color="#2e74b5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 style:list-style-name="WWNum42">
      <style:paragraph-properties fo:margin-left="1.905cm" fo:margin-right="-1.748cm" fo:margin-top="0cm" fo:margin-bottom="0cm" style:contextual-spacing="false" fo:text-align="start" style:justify-single-word="false" fo:orphans="2" fo:widows="2" fo:text-indent="-1.27cm" style:auto-text-indent="false"/>
      <style:text-properties style:font-name="Calibri" fo:language="gl" fo:country="ES" style:font-name-asian="Calibri1" style:language-asian="en" style:country-asian="US" style:font-name-complex="F" style:language-complex="ar" style:country-complex="S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ffffff" loext:opacity="100%"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list xml:id="list1150416400" text:style-name="WWNum42">
                <text:list-item>
                  <text:p text:style-name="MP3"><text:span text:style-name="MT3">Exercicio Grafo de fluxo</text:span></text:p>
                </text:list-item>
              </text:list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1</text:page-number></text:span><text:span text:style-name="MT2"><text:s/>de </text:span>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SO - Plantilla</dc:title>
    <dc:subject>Formato apuntes ASO</dc:subject>
    <meta:initial-creator>Luis</meta:initial-creator>
    <meta:keyword>Plantilla</meta:keyword>
    <meta:keyword>ASO</meta:keyword>
    <meta:editing-cycles>12</meta:editing-cycles>
    <meta:print-date>2022-09-05T21:21:00</meta:print-date>
    <meta:creation-date>2024-01-07T21:05:00</meta:creation-date>
    <dc:date>2024-01-08T09:58:20.345000000</dc:date>
    <meta:editing-duration>PT2H19M2S</meta:editing-duration>
    <meta:generator>LibreOffice/7.3.5.2$Windows_X86_64 LibreOffice_project/184fe81b8c8c30d8b5082578aee2fed2ea847c01</meta:generator>
    <meta:document-statistic meta:table-count="1" meta:image-count="0" meta:object-count="0" meta:page-count="1" meta:paragraph-count="7" meta:word-count="84" meta:character-count="446" meta:non-whitespace-character-count="369"/>
    <meta:user-defined meta:name="AppVersion">16.0000</meta:user-defined>
    <meta:template xlink:type="simple" xlink:actuate="onRequest" xlink:title="Actualizar registro del puntero.dotx" xlink:href=""/>
  </office:meta>
</office:document-meta>
</file>